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'courier new', monospace"/>
    <style:font-face style:name="Consolas1" svg:font-family="Consolas, 'Source Code Pro', Menlo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Source Sans Pro" svg:font-family="'Source Sans Pro', sans-serif"/>
    <style:font-face style:name="Tahoma" svg:font-family="Tahoma" style:font-family-generic="swiss"/>
    <style:font-face style:name="Tahoma1" svg:font-family="Tahoma" style:font-family-generic="system" style:font-pitch="variable"/>
    <style:font-face style:name="Verdana" svg:font-family="Verdana, sans-serif"/>
    <style:font-face style:name="monospace" svg:font-family="monospace, monospace"/>
  </office:font-face-decls>
  <office:automatic-styles>
    <style:style style:name="Table1" style:family="table">
      <style:table-properties style:width="3.7542in" table:align="left"/>
    </style:style>
    <style:style style:name="Table1.A" style:family="table-column">
      <style:table-column-properties style:column-width="1.3271in"/>
    </style:style>
    <style:style style:name="Table1.B" style:family="table-column">
      <style:table-column-properties style:column-width="0.834in"/>
    </style:style>
    <style:style style:name="Table1.C" style:family="table-column">
      <style:table-column-properties style:column-width="1.5931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e7e9eb">
        <style:background-image/>
      </style:table-row-properties>
    </style:style>
    <style:style style:name="P1" style:family="paragraph" style:parent-style-name="Heading_20_2"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6" style:family="paragraph" style:parent-style-name="Heading_20_2">
      <style:paragraph-properties fo:margin-left="0in" fo:margin-right="0in" fo:margin-top="0.1043in" fo:margin-bottom="0.1043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P7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8" style:family="paragraph" style:parent-style-name="Text_20_body" style:list-style-name="L2">
      <style:paragraph-properties fo:margin-left="0in" fo:margin-right="0in" fo:orphans="2" fo:widows="2" fo:text-indent="0in" style:auto-text-indent="false"/>
    </style:style>
    <style:style style:name="P9" style:family="paragraph" style:parent-style-name="Heading_20_4">
      <style:paragraph-properties fo:margin-left="0in" fo:margin-right="0in" fo:margin-top="0.1043in" fo:margin-bottom="0.1043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15pt" fo:letter-spacing="normal" fo:font-style="normal" fo:font-weight="normal" fo:background-color="#e7e9eb" loext:padding="0in" loext:border="none"/>
    </style:style>
    <style:style style:name="P10" style:family="paragraph" style:parent-style-name="Preformatted_20_Text">
      <loext:graphic-properties draw:fill="solid" draw:fill-color="#ffffff" draw:opacity="100%"/>
      <style:paragraph-properties fo:margin-left="0in" fo:margin-right="0in" fo:margin-top="0.25in" fo:margin-bottom="0.25in" style:contextual-spacing="false" fo:line-height="150%" fo:text-align="start" style:justify-single-word="false" fo:orphans="0" fo:widows="2" fo:text-indent="0in" style:auto-text-indent="false" fo:background-color="#ffffff" fo:padding-left="0.0193in" fo:padding-right="0in" fo:padding-top="0in" fo:padding-bottom="0in" fo:border-left="3pt solid #04aa6d" fo:border-right="none" fo:border-top="none" fo:border-bottom="none"/>
    </style:style>
    <style:style style:name="P11" style:family="paragraph" style:parent-style-name="Preformatted_20_Text">
      <loext:graphic-properties draw:fill="solid" draw:fill-color="#ffffff" draw:opacity="100%"/>
      <style:paragraph-properties fo:margin-left="0in" fo:margin-right="0in" fo:margin-top="0.25in" fo:margin-bottom="0.25in" style:contextual-spacing="false" fo:line-height="150%" fo:text-align="start" style:justify-single-word="false" fo:orphans="2" fo:widows="2" fo:text-indent="0in" style:auto-text-indent="false" fo:background-color="#ffffff" fo:padding-left="0.0193in" fo:padding-right="0in" fo:padding-top="0in" fo:padding-bottom="0in" fo:border-left="3pt solid #04aa6d" fo:border-right="none" fo:border-top="none" fo:border-bottom="none"/>
    </style:style>
    <style:style style:name="P12" style:family="paragraph" style:parent-style-name="Text_20_body">
      <style:paragraph-properties fo:margin-left="0in" fo:margin-right="0in" fo:margin-top="0.25in" fo:margin-bottom="0.25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 fo:background-color="#e7e9eb" loext:padding="0in" loext:border="none"/>
    </style:style>
    <style:style style:name="P13" style:family="paragraph" style:parent-style-name="Text_20_body">
      <style:paragraph-properties fo:margin-left="0in" fo:margin-right="0in" fo:margin-top="0.25in" fo:margin-bottom="0.25in" style:contextual-spacing="false" fo:orphans="2" fo:widows="2" fo:text-indent="0in" style:auto-text-indent="false"/>
    </style:style>
    <style:style style:name="P14" style:family="paragraph" style:parent-style-name="Heading_20_3">
      <style:text-properties fo:font-variant="normal" fo:text-transform="none" fo:color="#000000" loext:opacity="100%" style:font-name="Segoe UI" fo:font-size="18pt" fo:letter-spacing="normal" fo:font-style="normal" fo:font-weight="normal"/>
    </style:style>
    <style:style style:name="P15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6" style:family="paragraph" style:parent-style-name="Text_20_body" style:list-style-name="L3">
      <style:paragraph-properties fo:margin-left="0in" fo:margin-right="0in" fo:orphans="2" fo:widows="2" fo:text-indent="0in" style:auto-text-indent="false"/>
    </style:style>
    <style:style style:name="P17" style:family="paragraph" style:parent-style-name="Heading_20_3">
      <style:paragraph-properties fo:margin-left="0in" fo:margin-right="0in" fo:margin-top="0.0972in" fo:margin-bottom="0.052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18pt" fo:letter-spacing="normal" fo:font-style="normal" fo:font-weight="normal" fo:background-color="#e7e9eb" loext:padding="0in" loext:border="none"/>
    </style:style>
    <style:style style:name="P18" style:family="paragraph" style:parent-style-name="Heading_20_3">
      <style:paragraph-properties fo:margin-left="0in" fo:margin-right="0in" fo:margin-top="0.1043in" fo:margin-bottom="0.1043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18pt" fo:letter-spacing="normal" fo:font-style="normal" fo:font-weight="normal" fo:background-color="#e7e9eb" loext:padding="0in" loext:border="none"/>
    </style:style>
    <style:style style:name="P19" style:family="paragraph" style:parent-style-name="Text_20_body">
      <style:paragraph-properties fo:margin-left="0in" fo:margin-right="0in" fo:margin-top="0.25in" fo:margin-bottom="0.25in" style:contextual-spacing="false" fo:text-align="center" style:justify-single-word="false" fo:orphans="2" fo:widows="2" fo:text-indent="0in" style:auto-text-indent="false"/>
    </style:style>
    <style:style style:name="P20" style:family="paragraph" style:parent-style-name="Heading_20_2">
      <loext:graphic-properties draw:fill="solid" draw:fill-color="#ffffff" draw:opacity="100%"/>
      <style:paragraph-properties fo:margin-left="0in" fo:margin-right="0in" fo:margin-top="0.25in" fo:margin-bottom="0.25in" style:contextual-spacing="false" fo:line-height="150%" fo:text-align="start" style:justify-single-word="false" fo:orphans="2" fo:widows="2" fo:text-indent="0in" style:auto-text-indent="false" fo:background-color="#ffffff" fo:padding-left="0.0193in" fo:padding-right="0in" fo:padding-top="0in" fo:padding-bottom="0in" fo:border-left="3pt solid #04aa6d" fo:border-right="none" fo:border-top="none" fo:border-bottom="none"/>
    </style:style>
    <style:style style:name="P21" style:family="paragraph" style:parent-style-name="Text_20_body" style:list-style-name="L4">
      <style:paragraph-properties fo:margin-left="0in" fo:margin-right="0in" fo:orphans="2" fo:widows="2" fo:text-indent="0in" style:auto-text-indent="false"/>
    </style:style>
    <style:style style:name="P22" style:family="paragraph" style:parent-style-name="Heading_20_1">
      <style:paragraph-properties fo:margin-left="0in" fo:margin-right="0in" fo:margin-top="0.1043in" fo:margin-bottom="0.1043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egoe UI" fo:font-size="31.5pt" fo:letter-spacing="normal" fo:font-style="normal" fo:font-weight="normal"/>
    </style:style>
    <style:style style:name="P23" style:family="paragraph" style:parent-style-name="Text_20_body">
      <style:text-properties officeooo:paragraph-rsid="00168aeb"/>
    </style:style>
    <style:style style:name="P24" style:family="paragraph" style:parent-style-name="Heading_20_2">
      <style:text-properties officeooo:paragraph-rsid="00168aeb"/>
    </style:style>
    <style:style style:name="P25" style:family="paragraph" style:parent-style-name="Heading_20_3">
      <style:paragraph-properties fo:margin-left="0in" fo:margin-right="0in" fo:margin-top="0.0972in" fo:margin-bottom="0.052in" style:contextual-spacing="false" fo:orphans="2" fo:widows="2" fo:text-indent="0in" style:auto-text-indent="false"/>
    </style:style>
    <style:style style:name="P26" style:family="paragraph" style:parent-style-name="Heading_20_2">
      <style:text-properties fo:font-variant="normal" fo:text-transform="none" fo:color="#000000" loext:opacity="100%" style:font-name="Segoe UI" fo:font-size="24pt" fo:letter-spacing="normal" fo:font-style="normal" fo:font-weight="normal" officeooo:paragraph-rsid="00168aeb"/>
    </style:style>
    <style:style style:name="P27" style:family="paragraph" style:parent-style-name="Heading_20_1">
      <style:text-properties officeooo:paragraph-rsid="00168aeb"/>
    </style:style>
    <style:style style:name="P2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style:contextual-spacing="false" fo:line-height="150%" fo:text-align="start" style:justify-single-word="false" fo:orphans="2" fo:widows="2" fo:text-indent="0in" style:auto-text-indent="false" fo:background-color="#ffffff" fo:padding-left="0.0193in" fo:padding-right="0in" fo:padding-top="0in" fo:padding-bottom="0in" fo:border-left="3pt solid #04aa6d" fo:border-right="none" fo:border-top="none" fo:border-bottom="none"/>
    </style:style>
    <style:style style:name="P29" style:family="paragraph" style:parent-style-name="Text_20_body">
      <style:text-properties fo:font-variant="normal" fo:text-transform="none" fo:color="#000000" loext:opacity="100%" style:font-name="Verdana" fo:font-size="11.25pt" fo:letter-spacing="normal" fo:font-style="normal" fo:font-weight="normal" officeooo:paragraph-rsid="00168aeb"/>
    </style:style>
    <style:style style:name="P30" style:family="paragraph" style:parent-style-name="Text_20_body">
      <style:paragraph-properties fo:margin-left="0in" fo:margin-right="0in" fo:margin-top="0.25in" fo:margin-bottom="0.25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 fo:background-color="#ffffcc" loext:padding="0in" loext:border="none"/>
    </style:style>
    <style:style style:name="P31" style:family="paragraph" style:parent-style-name="Table_20_Heading">
      <style:paragraph-properties fo:margin-left="0in" fo:margin-right="0in" fo:text-align="start" style:justify-single-word="false" fo:text-indent="0in" style:auto-text-indent="false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33" style:family="paragraph" style:parent-style-name="Table_20_Contents">
      <style:paragraph-properties fo:text-align="start" style:justify-single-word="false"/>
    </style:style>
    <style:style style:name="T1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Verdana" fo:font-size="11.25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000000" loext:opacity="100%" style:font-name="Verdana" fo:font-size="11.25pt" fo:letter-spacing="normal" fo:font-style="normal" fo:font-weight="bold"/>
    </style:style>
    <style:style style:name="T4" style:family="text">
      <style:text-properties fo:font-variant="normal" fo:text-transform="none" fo:color="#0077aa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5" style:family="text">
      <style:text-properties fo:font-variant="normal" fo:text-transform="none" fo:color="#000000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6" style:family="text">
      <style:text-properties fo:font-variant="normal" fo:text-transform="none" fo:color="#999999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7" style:family="text">
      <style:text-properties fo:font-variant="normal" fo:text-transform="none" fo:color="#000000" loext:opacity="100%" fo:letter-spacing="normal" fo:background-color="#e7e9eb" loext:char-shading-value="0" loext:padding="0in" loext:border="none"/>
    </style:style>
    <style:style style:name="T8" style:family="text">
      <style:text-properties fo:font-variant="normal" fo:text-transform="none" fo:color="#dd4a68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9" style:family="text">
      <style:text-properties fo:font-variant="normal" fo:text-transform="none" fo:color="#669900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10" style:family="text">
      <style:text-properties fo:font-variant="normal" fo:text-transform="none" fo:color="#ffffff" loext:opacity="100%" style:font-name="monospace" fo:font-size="11.25pt" fo:letter-spacing="normal" fo:font-style="normal" fo:font-weight="normal" fo:background-color="#000000" loext:char-shading-value="0" loext:padding="0in" loext:border="none"/>
    </style:style>
    <style:style style:name="T11" style:family="text">
      <style:text-properties fo:font-variant="normal" fo:text-transform="none" fo:color="#dc143c" loext:opacity="100%" style:font-name="Consolas" fo:font-size="11.25pt" fo:letter-spacing="normal" fo:font-style="normal" fo:font-weight="normal" fo:background-color="#dedede" loext:char-shading-value="0" loext:padding="0in" loext:border="none"/>
    </style:style>
    <style:style style:name="T12" style:family="text">
      <style:text-properties fo:font-variant="normal" fo:text-transform="none" fo:color="#000000" loext:opacity="100%" style:font-name="Verdana" fo:font-size="11.25pt" fo:letter-spacing="normal" fo:font-style="normal" fo:font-weight="normal" fo:background-color="#ffffcc" loext:char-shading-value="0" loext:padding="0in" loext:border="none"/>
    </style:style>
    <style:style style:name="T13" style:family="text"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Consolas1" fo:font-size="11.25pt" fo:letter-spacing="normal" fo:font-style="italic" fo:font-weight="normal" fo:background-color="#e7e9eb" loext:char-shading-value="0" loext:padding="0in" loext:border="none"/>
    </style:style>
    <style:style style:name="T15" style:family="text">
      <style:text-properties fo:font-variant="normal" fo:text-transform="none" fo:color="#9a6e3a" loext:opacity="100%" style:font-name="Consolas1" fo:font-size="11.25pt" fo:letter-spacing="normal" fo:font-style="italic" fo:font-weight="normal" fo:background-color="#e7e9eb" loext:char-shading-value="0" loext:padding="0in" loext:border="none"/>
    </style:style>
    <style:style style:name="T16" style:family="text">
      <style:text-properties fo:font-variant="normal" fo:text-transform="none" fo:color="#999999" loext:opacity="100%" style:font-name="Consolas1" fo:font-size="11.25pt" fo:letter-spacing="normal" fo:font-style="italic" fo:font-weight="normal" fo:background-color="#e7e9eb" loext:char-shading-value="0" loext:padding="0in" loext:border="none"/>
    </style:style>
    <style:style style:name="T17" style:family="text">
      <style:text-properties fo:font-variant="normal" fo:text-transform="none" fo:color="#000000" loext:opacity="100%" style:font-name="Verdana" fo:font-size="11.25pt" fo:letter-spacing="normal" fo:font-style="normal" fo:font-weight="normal" fo:background-color="#e7e9eb" loext:char-shading-value="0" loext:padding="0in" loext:border="none"/>
    </style:style>
    <style:style style:name="T18" style:family="text">
      <style:text-properties fo:font-variant="normal" fo:text-transform="none" fo:color="#000000" loext:opacity="100%" style:font-name="Verdana" fo:font-size="11.25pt" fo:letter-spacing="normal" fo:font-style="normal" fo:font-weight="bold" fo:background-color="#e7e9eb" loext:char-shading-value="0" loext:padding="0in" loext:border="none"/>
    </style:style>
    <style:style style:name="T19" style:family="text">
      <style:text-properties fo:font-variant="normal" fo:text-transform="none" fo:color="#9a6e3a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20" style:family="text">
      <style:text-properties fo:font-variant="normal" fo:text-transform="none" fo:color="#ffffff" loext:opacity="100%" style:text-line-through-style="none" style:text-line-through-type="none" style:font-name="Source Sans Pro" fo:font-size="12.75pt" fo:letter-spacing="normal" fo:font-style="normal" style:text-underline-style="none" fo:font-weight="normal" style:text-blinking="false" fo:background-color="#4caf50" loext:char-shading-value="0" loext:padding="0in" loext:border="none"/>
    </style:style>
    <style:style style:name="T21" style:family="text">
      <style:text-properties fo:font-variant="normal" fo:text-transform="none" fo:color="#990055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22" style:family="text">
      <style:text-properties fo:font-variant="normal" fo:text-transform="none" fo:color="#000000" loext:opacity="100%" style:font-name="Segoe UI" fo:font-size="24pt" fo:letter-spacing="normal" fo:font-style="normal" fo:font-weight="normal" fo:background-color="#e7e9eb" loext:char-shading-value="0" loext:padding="0in" loext:border="none"/>
    </style:style>
    <style:style style:name="T23" style:family="text">
      <style:text-properties fo:font-variant="normal" fo:text-transform="none" fo:color="#000000" loext:opacity="100%" style:font-name="Segoe UI" fo:font-size="31.5pt" fo:letter-spacing="normal" fo:font-style="normal" fo:font-weight="normal" fo:background-color="#e7e9eb" loext:char-shading-value="0" loext:padding="0in" loext:border="none"/>
    </style:style>
    <style:style style:name="T24" style:family="text">
      <style:text-properties fo:font-variant="normal" fo:text-transform="none" fo:color="#ffffff" loext:opacity="100%" style:text-line-through-style="none" style:text-line-through-type="none" style:font-name="Source Sans Pro" fo:font-size="13.5pt" fo:letter-spacing="normal" fo:font-style="normal" style:text-underline-style="none" fo:font-weight="normal" style:text-blinking="false" fo:background-color="#04aa6d" loext:char-shading-value="0" loext:padding-left="0.198in" loext:padding-right="0in" loext:padding-top="0.0835in" loext:padding-bottom="0.0835in" loext:border-left="0.06pt solid #04aa6d" loext:border-right="none" loext:border-top="0.06pt solid #04aa6d" loext:border-bottom="0.06pt solid #04aa6d"/>
    </style:style>
    <style:style style:name="T25" style:family="text">
      <style:text-properties fo:font-variant="normal" fo:text-transform="none" fo:color="#708090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26" style:family="text">
      <style:text-properties fo:font-variant="normal" fo:text-transform="none" fo:color="#000000" loext:opacity="100%" style:font-name="Verdana" fo:font-size="12pt" fo:letter-spacing="normal" fo:font-style="normal" fo:font-weight="normal"/>
    </style:style>
    <style:style style:name="T27" style:family="text">
      <style:text-properties fo:font-variant="normal" fo:text-transform="none" fo:color="#dc143c" loext:opacity="100%" style:font-name="Consolas" fo:font-size="11.25pt" fo:letter-spacing="normal" fo:font-style="normal" fo:font-weight="normal" fo:background-color="#dedede" loext:char-shading-value="0" loext:padding="0in" loext:border="none"/>
    </style:style>
    <style:style style:name="T28" style:family="text">
      <style:text-properties fo:font-variant="normal" fo:text-transform="none" fo:color="#000000" loext:opacity="100%" style:font-name="Segoe UI" fo:font-size="18pt" fo:letter-spacing="normal" fo:font-style="normal" fo:font-weight="normal" fo:background-color="#e7e9eb" loext:char-shading-value="0" loext:padding="0in" loext:border="none"/>
    </style:style>
    <style:style style:name="T29" style:family="text">
      <style:text-properties style:font-name="Verdana" fo:font-size="12pt"/>
    </style:style>
    <style:style style:name="T30" style:family="text">
      <style:text-properties fo:font-variant="normal" fo:text-transform="none" fo:color="#000000" loext:opacity="100%" style:font-name="Segoe UI" fo:font-size="18pt" fo:letter-spacing="normal" fo:font-style="normal" fo:font-weight="normal"/>
    </style:style>
    <style:style style:name="T31" style:family="text">
      <style:text-properties fo:font-variant="normal" fo:text-transform="none" fo:color="#0077aa" loext:opacity="100%" style:font-name="Consolas1" fo:font-size="11.25pt" fo:letter-spacing="normal" fo:font-style="normal" fo:font-weight="normal"/>
    </style:style>
    <style:style style:name="T32" style:family="text">
      <style:text-properties fo:font-variant="normal" fo:text-transform="none" fo:color="#000000" loext:opacity="100%" style:font-name="Consolas1" fo:font-size="11.25pt" fo:letter-spacing="normal" fo:font-style="normal" fo:font-weight="normal"/>
    </style:style>
    <style:style style:name="T33" style:family="text">
      <style:text-properties fo:font-variant="normal" fo:text-transform="none" fo:color="#9a6e3a" loext:opacity="100%" style:font-name="Consolas1" fo:font-size="11.25pt" fo:letter-spacing="normal" fo:font-style="normal" fo:font-weight="normal"/>
    </style:style>
    <style:style style:name="T34" style:family="text">
      <style:text-properties fo:font-variant="normal" fo:text-transform="none" fo:color="#669900" loext:opacity="100%" style:font-name="Consolas1" fo:font-size="11.25pt" fo:letter-spacing="normal" fo:font-style="normal" fo:font-weight="normal"/>
    </style:style>
    <style:style style:name="T35" style:family="text">
      <style:text-properties fo:font-variant="normal" fo:text-transform="none" fo:color="#999999" loext:opacity="100%" style:font-name="Consolas1" fo:font-size="11.25pt" fo:letter-spacing="normal" fo:font-style="normal" fo:font-weight="normal"/>
    </style:style>
    <style:style style:name="T36" style:family="text">
      <style:text-properties fo:font-size="12pt"/>
    </style:style>
    <style:style style:name="T37" style:family="text">
      <style:text-properties fo:font-variant="normal" fo:text-transform="none" fo:color="#000000" loext:opacity="100%" style:font-name="Verdana" fo:font-size="11.25pt" fo:letter-spacing="normal" fo:font-style="normal" fo:font-weight="bold" fo:background-color="#ffffcc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What is C#?</text:h>
      <text:p text:style-name="P2">C# is pronounced "C-Sharp".</text:p>
      <text:p text:style-name="P2">It is an object-oriented programming language created by Microsoft that runs on the .NET Framework.</text:p>
      <text:p text:style-name="P3"><text:span text:style-name="T1">C# has roots from the C family, and the language is close to other popular languages like </text:span><text:a xlink:type="simple" xlink:href="https://www.w3schools.com/cpp/default.asp" text:style-name="Internet_20_link" text:visited-style-name="Visited_20_Internet_20_Link"><text:span text:style-name="T2">C++</text:span></text:a><text:span text:style-name="T1"> and </text:span><text:a xlink:type="simple" xlink:href="https://www.w3schools.com/java/default.asp" text:style-name="Internet_20_link" text:visited-style-name="Visited_20_Internet_20_Link"><text:span text:style-name="T2">Java</text:span></text:a><text:span text:style-name="T1">.</text:span></text:p>
      <text:p text:style-name="P3"><text:span text:style-name="T1">The first version was released in year 2002. The latest version, </text:span><text:span text:style-name="Strong_20_Emphasis"><text:span text:style-name="T3">C# 13</text:span></text:span><text:span text:style-name="T1">, was released in November 2024.</text:span></text:p>
      <text:p text:style-name="P2">C# is used for:</text:p>
      <text:list text:style-name="L1">
        <text:list-item>
          <text:p text:style-name="P4">Mobile applications</text:p>
        </text:list-item>
        <text:list-item>
          <text:p text:style-name="P4">Desktop applications</text:p>
        </text:list-item>
        <text:list-item>
          <text:p text:style-name="P4">Web applications</text:p>
        </text:list-item>
        <text:list-item>
          <text:p text:style-name="P4">Web services</text:p>
        </text:list-item>
        <text:list-item>
          <text:p text:style-name="P4">Web sites</text:p>
        </text:list-item>
        <text:list-item>
          <text:p text:style-name="P4">Games</text:p>
        </text:list-item>
        <text:list-item>
          <text:p text:style-name="P4">VR</text:p>
        </text:list-item>
        <text:list-item>
          <text:p text:style-name="P4">Database applications</text:p>
        </text:list-item>
        <text:list-item>
          <text:p text:style-name="P5">And much, much more!</text:p>
        </text:list-item>
      </text:list>
      <text:p text:style-name="Horizontal_20_Line"/>
      <text:h text:style-name="P6" text:outline-level="2">Why Use C#?</text:h>
      <text:list text:style-name="L2">
        <text:list-item>
          <text:p text:style-name="P7">It is one of the most popular programming languages in the world</text:p>
        </text:list-item>
        <text:list-item>
          <text:p text:style-name="P7">It is easy to learn and simple to use</text:p>
        </text:list-item>
        <text:list-item>
          <text:p text:style-name="P7">It has huge community support</text:p>
        </text:list-item>
        <text:list-item>
          <text:p text:style-name="P7">C# is an object-oriented language which gives a clear structure to programs and allows code to be reused, lowering development costs</text:p>
        </text:list-item>
        <text:list-item>
          <text:p text:style-name="P8"><text:span text:style-name="T1">As C# is close to </text:span><text:a xlink:type="simple" xlink:href="https://www.w3schools.com/c/index.php" text:style-name="Internet_20_link" text:visited-style-name="Visited_20_Internet_20_Link"><text:span text:style-name="T2">C</text:span></text:a><text:span text:style-name="T1">, </text:span><text:a xlink:type="simple" xlink:href="https://www.w3schools.com/cpp/default.asp" text:style-name="Internet_20_link" text:visited-style-name="Visited_20_Internet_20_Link"><text:span text:style-name="T2">C++</text:span></text:a><text:span text:style-name="T1"> and </text:span><text:a xlink:type="simple" xlink:href="https://www.w3schools.com/java/default.asp" text:style-name="Internet_20_link" text:visited-style-name="Visited_20_Internet_20_Link"><text:span text:style-name="T2">Java</text:span></text:a><text:span text:style-name="T1">, it makes it easy for programmers to switch to C# or vice versa</text:span></text:p>
        </text:list-item>
      </text:list>
      <text:p text:style-name="Horizontal_20_Line"/>
      <text:h text:style-name="P6" text:outline-level="2">Get Started</text:h>
      <text:p text:style-name="P2">This tutorial will teach you the basics of C#.</text:p>
      <text:p text:style-name="P2">It is not necessary to have any prior programming experience.</text:p>
      <text:h text:style-name="P1" text:outline-level="2"><text:soft-page-break/>C# Syntax</text:h>
      <text:p text:style-name="P2">In the previous chapter, we created a C# file called Program.cs, and we used the following code to print "Hello World" to the screen:</text:p>
      <text:h text:style-name="P9" text:outline-level="4">Program.cs</text:h>
      <text:p text:style-name="P10"><text:span text:style-name="Source_20_Text"><text:span text:style-name="T4">using</text:span></text:span><text:span text:style-name="Source_20_Text"><text:span text:style-name="T5"> System</text:span></text:span><text:span text:style-name="Source_20_Text"><text:span text:style-name="T6">;</text:span></text:span></text:p>
      <text:p text:style-name="P11"/>
      <text:p text:style-name="P10"><text:span text:style-name="Source_20_Text"><text:span text:style-name="T4">namespace</text:span></text:span><text:span text:style-name="Source_20_Text"><text:span text:style-name="T5"> HelloWorld</text:span></text:span></text:p>
      <text:p text:style-name="P11"><text:span text:style-name="Source_20_Text"><text:span text:style-name="T6">{</text:span></text:span></text:p>
      <text:p text:style-name="P11"><text:span text:style-name="Source_20_Text"><text:span text:style-name="T7"><text:s text:c="2"/></text:span></text:span><text:span text:style-name="Source_20_Text"><text:span text:style-name="T4">class</text:span></text:span><text:span text:style-name="Source_20_Text"><text:span text:style-name="T5"> </text:span></text:span><text:span text:style-name="Source_20_Text"><text:span text:style-name="T8">Program</text:span></text:span></text:p>
      <text:p text:style-name="P11"><text:span text:style-name="Source_20_Text"><text:span text:style-name="T7"><text:s text:c="2"/></text:span></text:span><text:span text:style-name="Source_20_Text"><text:span text:style-name="T6">{</text:span></text:span></text:p>
      <text:p text:style-name="P11"><text:span text:style-name="Source_20_Text"><text:span text:style-name="T7"><text:s text:c="4"/></text:span></text:span><text:span text:style-name="Source_20_Text"><text:span text:style-name="T4">static</text:span></text:span><text:span text:style-name="Source_20_Text"><text:span text:style-name="T5"> </text:span></text:span><text:span text:style-name="Source_20_Text"><text:span text:style-name="T4">void</text:span></text:span><text:span text:style-name="Source_20_Text"><text:span text:style-name="T5"> </text:span></text:span><text:span text:style-name="Source_20_Text"><text:span text:style-name="T8">Main</text:span></text:span><text:span text:style-name="Source_20_Text"><text:span text:style-name="T6">(</text:span></text:span><text:span text:style-name="Source_20_Text"><text:span text:style-name="T4">string</text:span></text:span><text:span text:style-name="Source_20_Text"><text:span text:style-name="T6">[]</text:span></text:span><text:span text:style-name="Source_20_Text"><text:span text:style-name="T5"> args</text:span></text:span><text:span text:style-name="Source_20_Text"><text:span text:style-name="T6">)</text:span></text:span></text:p>
      <text:p text:style-name="P11"><text:span text:style-name="Source_20_Text"><text:span text:style-name="T7"><text:s text:c="4"/></text:span></text:span><text:span text:style-name="Source_20_Text"><text:span text:style-name="T6">{</text:span></text:span></text:p>
      <text:p text:style-name="P11"><text:span text:style-name="Source_20_Text"><text:span text:style-name="T7"><text:s text:c="6"/></text:span></text:span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"Hello World!"</text:span></text:span><text:span text:style-name="Source_20_Text"><text:span text:style-name="T6">);</text:span></text:span><text:span text:style-name="Source_20_Text"><text:span text:style-name="T5"> <text:s text:c="3"/></text:span></text:span></text:p>
      <text:p text:style-name="P11"><text:span text:style-name="Source_20_Text"><text:span text:style-name="T7"><text:s text:c="4"/></text:span></text:span><text:span text:style-name="Source_20_Text"><text:span text:style-name="T6">}</text:span></text:span></text:p>
      <text:p text:style-name="P11"><text:span text:style-name="Source_20_Text"><text:span text:style-name="T7"><text:s text:c="2"/></text:span></text:span><text:span text:style-name="Source_20_Text"><text:span text:style-name="T6">}</text:span></text:span></text:p>
      <text:p text:style-name="P11"><text:soft-page-break/><text:span text:style-name="Source_20_Text"><text:span text:style-name="T6">}</text:span></text:span></text:p>
      <text:p text:style-name="P12">Result:</text:p>
      <text:p text:style-name="P13"><text:span text:style-name="Source_20_Text"><text:span text:style-name="T10">Hello World!</text:span></text:span></text:p>
      <text:h text:style-name="P14" text:outline-level="3">Example explained</text:h>
      <text:p text:style-name="P3"><text:span text:style-name="Strong_20_Emphasis"><text:span text:style-name="T3">Line 1:</text:span></text:span><text:span text:style-name="T1"> </text:span><text:span text:style-name="Source_20_Text"><text:span text:style-name="T11">using System</text:span></text:span><text:span text:style-name="T1"> means that we can use classes from the </text:span><text:span text:style-name="Source_20_Text"><text:span text:style-name="T11">System</text:span></text:span><text:span text:style-name="T1"> namespace.</text:span></text:p>
      <text:p text:style-name="P3"><text:span text:style-name="Strong_20_Emphasis"><text:span text:style-name="T3">Line 2:</text:span></text:span><text:span text:style-name="T1"> A blank line. C# ignores white space. However, multiple lines makes the code more readable.</text:span></text:p>
      <text:p text:style-name="P3"><text:span text:style-name="Strong_20_Emphasis"><text:span text:style-name="T3">Line 3:</text:span></text:span><text:span text:style-name="T1"> </text:span><text:span text:style-name="Source_20_Text"><text:span text:style-name="T11">namespace</text:span></text:span><text:span text:style-name="T1"> is used to organize your code, and it is a container for classes and other namespaces.</text:span></text:p>
      <text:p text:style-name="P3"><text:span text:style-name="Strong_20_Emphasis"><text:span text:style-name="T3">Line 4:</text:span></text:span><text:span text:style-name="T1"> The curly braces </text:span><text:span text:style-name="Source_20_Text"><text:span text:style-name="T11">{}</text:span></text:span><text:span text:style-name="T1"> marks the beginning and the end of a block of code.</text:span></text:p>
      <text:p text:style-name="P3"><text:span text:style-name="Strong_20_Emphasis"><text:span text:style-name="T3">Line 5:</text:span></text:span><text:span text:style-name="T1"> </text:span><text:span text:style-name="Source_20_Text"><text:span text:style-name="T11">class</text:span></text:span><text:span text:style-name="T1"> is a container for data and methods, which brings functionality to your program. Every line of code that runs in C# must be inside a class. In our example, we named the class Program.</text:span></text:p>
      <text:p text:style-name="P13"><text:span text:style-name="T12">Don't worry if you don't understand how </text:span><text:span text:style-name="Source_20_Text"><text:span text:style-name="T11">using System</text:span></text:span><text:span text:style-name="T12">, </text:span><text:span text:style-name="Source_20_Text"><text:span text:style-name="T11">namespace</text:span></text:span><text:span text:style-name="T12"> and </text:span><text:span text:style-name="Source_20_Text"><text:span text:style-name="T11">class</text:span></text:span><text:span text:style-name="T12"> works. Just think of it as something that (almost) always appears in your program, and that you will learn more about them in a later chapter.</text:span></text:p>
      <text:p text:style-name="P3"><text:span text:style-name="Strong_20_Emphasis"><text:span text:style-name="T3">Line 7:</text:span></text:span><text:span text:style-name="T1"> Another thing that always appear in a C# program is the </text:span><text:span text:style-name="Source_20_Text"><text:span text:style-name="T11">Main</text:span></text:span><text:span text:style-name="T1"> method. Any code inside its curly brackets </text:span><text:span text:style-name="Source_20_Text"><text:span text:style-name="T11">{}</text:span></text:span><text:span text:style-name="T1"> will be executed. You don't have to understand the keywords before and after Main. You will get to know them bit by bit while reading this tutorial.</text:span></text:p>
      <text:p text:style-name="P3"><text:span text:style-name="Strong_20_Emphasis"><text:span text:style-name="T3">Line 9:</text:span></text:span><text:span text:style-name="T1"> </text:span><text:span text:style-name="Source_20_Text"><text:span text:style-name="T11">Console</text:span></text:span><text:span text:style-name="T1"> is a class of the </text:span><text:span text:style-name="Source_20_Text"><text:span text:style-name="T11">System</text:span></text:span><text:span text:style-name="T1"> namespace, which has a </text:span><text:span text:style-name="Source_20_Text"><text:span text:style-name="T11">WriteLine()</text:span></text:span><text:span text:style-name="T1"> method that is used to output/print text. In our example, it will output "Hello World!".</text:span></text:p>
      <text:p text:style-name="P3"><text:span text:style-name="T1">If you omit the </text:span><text:span text:style-name="Source_20_Text"><text:span text:style-name="T11">using System</text:span></text:span><text:span text:style-name="T1"> line, you would have to write </text:span><text:span text:style-name="Source_20_Text"><text:span text:style-name="T11">System.Console.WriteLine()</text:span></text:span><text:span text:style-name="T1"> to print/output text.</text:span></text:p>
      <text:p text:style-name="P3"><text:span text:style-name="Strong_20_Emphasis"><text:span text:style-name="T3">Note:</text:span></text:span><text:span text:style-name="T1"> Every C# statement ends with a semicolon </text:span><text:span text:style-name="Source_20_Text"><text:span text:style-name="T11">;</text:span></text:span><text:span text:style-name="T1">.</text:span></text:p>
      <text:p text:style-name="P3"><text:span text:style-name="Strong_20_Emphasis"><text:span text:style-name="T3">Note:</text:span></text:span><text:span text:style-name="T1"> C# is case-sensitive; "MyClass" and "myclass" have different meaning.</text:span></text:p>
      <text:p text:style-name="P3"><text:span text:style-name="Strong_20_Emphasis"><text:span text:style-name="T3">Note:</text:span></text:span><text:span text:style-name="T1"> Unlike </text:span><text:a xlink:type="simple" xlink:href="https://www.w3schools.com/java/default.asp" text:style-name="Internet_20_link" text:visited-style-name="Visited_20_Internet_20_Link"><text:span text:style-name="T2">Java</text:span></text:a><text:span text:style-name="T1">, the name of the C# file does not have to match the class name, but they often do (for better organization). When saving the file, save it using a proper name and add ".cs" to the end of the filename. To run the example above on </text:span><text:soft-page-break/><text:span text:style-name="T1">your computer, make sure that C# is properly installed: Go to the </text:span><text:a xlink:type="simple" xlink:href="https://www.w3schools.com/cs/cs_getstarted.php" text:style-name="Internet_20_link" text:visited-style-name="Visited_20_Internet_20_Link"><text:span text:style-name="T2">Get Started Chapter</text:span></text:a><text:span text:style-name="T1"> for how to install C#. The output should be:</text:span></text:p>
      <text:p text:style-name="P13"><text:span text:style-name="Source_20_Text"><text:span text:style-name="T10">Hello World!</text:span></text:span></text:p>
      <text:h text:style-name="P1" text:outline-level="2">C# Variables</text:h>
      <text:p text:style-name="P2">Variables are containers for storing data values.</text:p>
      <text:p text:style-name="P3"><text:span text:style-name="T1">In C#, there are different </text:span><text:span text:style-name="Strong_20_Emphasis"><text:span text:style-name="T3">types</text:span></text:span><text:span text:style-name="T1"> of variables (defined with different keywords), for example:</text:span></text:p>
      <text:list text:style-name="L3">
        <text:list-item>
          <text:p text:style-name="P15"><text:span text:style-name="Source_20_Text"><text:span text:style-name="T11">int</text:span></text:span><text:span text:style-name="T1"> - stores integers (whole numbers), without decimals, such as 123 or -123</text:span></text:p>
        </text:list-item>
        <text:list-item>
          <text:p text:style-name="P15"><text:span text:style-name="Source_20_Text"><text:span text:style-name="T11">double</text:span></text:span><text:span text:style-name="T1"> - stores floating point numbers, with decimals, such as 19.99 or -19.99</text:span></text:p>
        </text:list-item>
        <text:list-item>
          <text:p text:style-name="P15"><text:span text:style-name="Source_20_Text"><text:span text:style-name="T11">char</text:span></text:span><text:span text:style-name="T1"> - stores single characters, such as 'a' or 'B'. Char values are surrounded by single quotes</text:span></text:p>
        </text:list-item>
        <text:list-item>
          <text:p text:style-name="P15"><text:span text:style-name="Source_20_Text"><text:span text:style-name="T11">string</text:span></text:span><text:span text:style-name="T1"> - stores text, such as "Hello World". String values are surrounded by double quotes</text:span></text:p>
        </text:list-item>
        <text:list-item>
          <text:p text:style-name="P16"><text:span text:style-name="Source_20_Text"><text:span text:style-name="T11">bool</text:span></text:span><text:span text:style-name="T1"> - stores values with two states: true or false</text:span></text:p>
        </text:list-item>
      </text:list>
      <text:p text:style-name="Text_20_body"><text:line-break/><text:span text:style-name="T13">Declaring (Creating) Variables</text:span></text:p>
      <text:p text:style-name="P3"><text:span text:style-name="T1">To create a variable, specify the </text:span><text:span text:style-name="Strong_20_Emphasis"><text:span text:style-name="T3">type</text:span></text:span><text:span text:style-name="T1"> and assign it a </text:span><text:span text:style-name="Strong_20_Emphasis"><text:span text:style-name="T3">value</text:span></text:span><text:span text:style-name="T1">:</text:span></text:p>
      <text:h text:style-name="P17" text:outline-level="3">Syntax</text:h>
      <text:p text:style-name="P11"><text:span text:style-name="Source_20_Text"><text:span text:style-name="T14">type variableName </text:span></text:span><text:span text:style-name="Source_20_Text"><text:span text:style-name="T15">=</text:span></text:span><text:span text:style-name="Source_20_Text"><text:span text:style-name="T14"> value</text:span></text:span><text:span text:style-name="Source_20_Text"><text:span text:style-name="T16">;</text:span></text:span></text:p>
      <text:p text:style-name="P3"><text:span text:style-name="T1">Where </text:span><text:span text:style-name="Emphasis"><text:span text:style-name="T1">type</text:span></text:span><text:span text:style-name="T1"> is a C# type (such as </text:span><text:span text:style-name="Source_20_Text"><text:span text:style-name="T11">int</text:span></text:span><text:span text:style-name="T1"> or </text:span><text:span text:style-name="Source_20_Text"><text:span text:style-name="T11">string</text:span></text:span><text:span text:style-name="T1">), and </text:span><text:span text:style-name="Emphasis"><text:span text:style-name="T1">variableName</text:span></text:span><text:span text:style-name="T1"> is the name of the variable (such as </text:span><text:span text:style-name="Strong_20_Emphasis"><text:span text:style-name="T3">x</text:span></text:span><text:span text:style-name="T1"> or </text:span><text:span text:style-name="Strong_20_Emphasis"><text:span text:style-name="T3">name</text:span></text:span><text:span text:style-name="T1">). The </text:span><text:span text:style-name="T3">equal sign</text:span><text:span text:style-name="T1"> is used to assign values to the variable.</text:span></text:p>
      <text:p text:style-name="P2">To create a variable that should store text, look at the following example:</text:p>
      <text:h text:style-name="P18" text:outline-level="3">Example</text:h>
      <text:p text:style-name="P13"><text:span text:style-name="T17">Create a variable called </text:span><text:span text:style-name="Strong_20_Emphasis"><text:span text:style-name="T18">name</text:span></text:span><text:span text:style-name="T17"> of type </text:span><text:span text:style-name="Source_20_Text"><text:span text:style-name="T11">string</text:span></text:span><text:span text:style-name="T17"> and assign it the value "</text:span><text:span text:style-name="Strong_20_Emphasis"><text:span text:style-name="T18">John</text:span></text:span><text:span text:style-name="T17">":</text:span></text:p>
      <text:p text:style-name="P11"><text:span text:style-name="Source_20_Text"><text:span text:style-name="T4">string</text:span></text:span><text:span text:style-name="Source_20_Text"><text:span text:style-name="T5"> name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John"</text:span></text:span><text:span text:style-name="Source_20_Text"><text:span text:style-name="T6">;</text:span></text:span></text:p>
      <text:p text:style-name="P11"><text:soft-page-break/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name</text:span></text:span><text:span text:style-name="Source_20_Text"><text:span text:style-name="T6">);</text:span></text:span></text:p>
      <text:p text:style-name="P19"><text:span text:style-name="T20"/></text:p>
      <text:p text:style-name="P2">To create a variable that should store a number, look at the following example:</text:p>
      <text:h text:style-name="P18" text:outline-level="3">Example</text:h>
      <text:p text:style-name="P13"><text:span text:style-name="T17">Create a variable called </text:span><text:span text:style-name="Strong_20_Emphasis"><text:span text:style-name="T18">myNum</text:span></text:span><text:span text:style-name="T17"> of type </text:span><text:span text:style-name="Source_20_Text"><text:span text:style-name="T11">int</text:span></text:span><text:span text:style-name="T17"> and assign it the value </text:span><text:span text:style-name="Strong_20_Emphasis"><text:span text:style-name="T18">15</text:span></text:span><text:span text:style-name="T17">:</text:span></text:p>
      <text:p text:style-name="P11"><text:span text:style-name="Source_20_Text"><text:span text:style-name="T4">int</text:span></text:span><text:span text:style-name="Source_20_Text"><text:span text:style-name="T5"> myNum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21">15</text:span></text:span><text:span text:style-name="Source_20_Text"><text:span text:style-name="T6">;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myNum</text:span></text:span><text:span text:style-name="Source_20_Text"><text:span text:style-name="T6">);</text:span></text:span></text:p>
      <text:h text:style-name="P20" text:outline-level="2"><text:span text:style-name="Source_20_Text"><text:span text:style-name="T22">C# Type Casting</text:span></text:span></text:h>
      <text:p text:style-name="P2">Type casting is when you assign a value of one data type to another type.</text:p>
      <text:p text:style-name="P2">In C#, there are two types of casting:</text:p>
      <text:list text:style-name="L4">
        <text:list-item>
          <text:p text:style-name="P21"><text:span text:style-name="Strong_20_Emphasis"><text:span text:style-name="T3">Implicit Casting</text:span></text:span><text:span text:style-name="T1"> (automatically) - converting a smaller type to a larger type size<text:line-break/></text:span><text:span text:style-name="Source_20_Text"><text:span text:style-name="T11">char</text:span></text:span><text:span text:style-name="T1"> -&gt; </text:span><text:span text:style-name="Source_20_Text"><text:span text:style-name="T11">int</text:span></text:span><text:span text:style-name="T1"> -&gt; </text:span><text:span text:style-name="Source_20_Text"><text:span text:style-name="T11">long</text:span></text:span><text:span text:style-name="T1"> -&gt; </text:span><text:span text:style-name="Source_20_Text"><text:span text:style-name="T11">float</text:span></text:span><text:span text:style-name="T1"> -&gt; </text:span><text:span text:style-name="Source_20_Text"><text:span text:style-name="T11">double</text:span></text:span></text:p>
        </text:list-item>
        <text:list-item>
          <text:p text:style-name="P21"><text:span text:style-name="Strong_20_Emphasis"><text:span text:style-name="T3">Explicit Casting</text:span></text:span><text:span text:style-name="T1"> (manually) - converting a larger type to a smaller size type<text:line-break/></text:span><text:span text:style-name="Source_20_Text"><text:span text:style-name="T11">double</text:span></text:span><text:span text:style-name="T1"> -&gt; </text:span><text:span text:style-name="Source_20_Text"><text:span text:style-name="T11">float</text:span></text:span><text:span text:style-name="T1"> -&gt; </text:span><text:span text:style-name="Source_20_Text"><text:span text:style-name="T11">long</text:span></text:span><text:span text:style-name="T1"> -&gt; </text:span><text:span text:style-name="Source_20_Text"><text:span text:style-name="T11">int</text:span></text:span><text:span text:style-name="T1"> -&gt; </text:span><text:span text:style-name="Source_20_Text"><text:span text:style-name="T11">char</text:span></text:span></text:p>
        </text:list-item>
      </text:list>
      <text:p text:style-name="Horizontal_20_Line"/>
      <text:p text:style-name="Text_20_body"><text:line-break/><text:span text:style-name="Source_20_Text"><text:span text:style-name="T23">C# User Input</text:span></text:span><text:a xlink:type="simple" xlink:href="https://www.w3schools.com/cs/cs_operators.php" text:style-name="Internet_20_link" text:visited-style-name="Visited_20_Internet_20_Link"><text:span text:style-name="T24"/></text:a></text:p>
      <text:p text:style-name="Horizontal_20_Line"/>
      <text:h text:style-name="P6" text:outline-level="2"><text:soft-page-break/>Get User Input</text:h>
      <text:p text:style-name="P3"><text:span text:style-name="T1">You have already learned that </text:span><text:span text:style-name="Source_20_Text"><text:span text:style-name="T11">Console.WriteLine()</text:span></text:span><text:span text:style-name="T1"> is used to output (print) values. Now we will use </text:span><text:span text:style-name="Source_20_Text"><text:span text:style-name="T11">Console.ReadLine()</text:span></text:span><text:span text:style-name="T1"> to get user input.</text:span></text:p>
      <text:p text:style-name="P3"><text:span text:style-name="T1">In the following example, the user can input his or hers username, which is stored in the variable </text:span><text:span text:style-name="Source_20_Text"><text:span text:style-name="T11">userName</text:span></text:span><text:span text:style-name="T1">. Then we print the value of </text:span><text:span text:style-name="Source_20_Text"><text:span text:style-name="T11">userName</text:span></text:span><text:span text:style-name="T1">:</text:span></text:p>
      <text:h text:style-name="P17" text:outline-level="3">Example</text:h>
      <text:p text:style-name="P11"><text:span text:style-name="Source_20_Text"><text:span text:style-name="T25">// Type your username and press enter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"Enter username:"</text:span></text:span><text:span text:style-name="Source_20_Text"><text:span text:style-name="T6">);</text:span></text:span></text:p>
      <text:p text:style-name="P11"/>
      <text:p text:style-name="P11"><text:span text:style-name="Source_20_Text"><text:span text:style-name="T25">// Create a string variable and get user input from the keyboard and store it in the variable</text:span></text:span></text:p>
      <text:p text:style-name="P11"><text:span text:style-name="Source_20_Text"><text:span text:style-name="T4">string</text:span></text:span><text:span text:style-name="Source_20_Text"><text:span text:style-name="T5"> userName </text:span></text:span><text:span text:style-name="Source_20_Text"><text:span text:style-name="T19">=</text:span></text:span><text:span text:style-name="Source_20_Text"><text:span text:style-name="T5"> Console</text:span></text:span><text:span text:style-name="Source_20_Text"><text:span text:style-name="T6">.</text:span></text:span><text:span text:style-name="Source_20_Text"><text:span text:style-name="T8">ReadLine</text:span></text:span><text:span text:style-name="Source_20_Text"><text:span text:style-name="T6">();</text:span></text:span></text:p>
      <text:p text:style-name="P11"/>
      <text:p text:style-name="P11"><text:span text:style-name="Source_20_Text"><text:span text:style-name="T25">// Print the value of the variable (userName), which will display the input value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"Username is: "</text:span></text:span><text:span text:style-name="Source_20_Text"><text:span text:style-name="T5"> </text:span></text:span><text:span text:style-name="Source_20_Text"><text:span text:style-name="T19">+</text:span></text:span><text:span text:style-name="Source_20_Text"><text:span text:style-name="T5"> userName</text:span></text:span><text:span text:style-name="Source_20_Text"><text:span text:style-name="T6">);</text:span></text:span></text:p>
      <text:p text:style-name="Text_20_body"><text:span text:style-name="Source_20_Text"><text:span text:style-name="T6"/></text:span></text:p>
      <text:h text:style-name="P22" text:outline-level="1"><text:soft-page-break/>C# Math</text:h>
      <text:p text:style-name="P23"><text:span text:style-name="T26">The C# Math class has many methods that allows you to perform mathematical tasks on numbers.</text:span></text:p>
      <text:h text:style-name="P24" text:outline-level="2"><text:span text:style-name="T13">Math.Max(</text:span><text:span text:style-name="Emphasis"><text:span text:style-name="T13">x,y</text:span></text:span><text:span text:style-name="T13">)</text:span></text:h>
      <text:p text:style-name="P3"><text:span text:style-name="T1">The </text:span><text:span text:style-name="Source_20_Text"><text:span text:style-name="T27">Math.Max(</text:span></text:span><text:span text:style-name="Source_20_Text"><text:span text:style-name="Emphasis"><text:span text:style-name="T27">x</text:span></text:span></text:span><text:span text:style-name="Source_20_Text"><text:span text:style-name="T27">,</text:span></text:span><text:span text:style-name="Source_20_Text"><text:span text:style-name="Emphasis"><text:span text:style-name="T27">y</text:span></text:span></text:span><text:span text:style-name="Source_20_Text"><text:span text:style-name="T27">)</text:span></text:span><text:span text:style-name="T1"> method can be used to find the highest value of </text:span><text:span text:style-name="Emphasis"><text:span text:style-name="T1">x</text:span></text:span><text:span text:style-name="T1"> and </text:span><text:span text:style-name="Emphasis"><text:span text:style-name="T1">y</text:span></text:span><text:span text:style-name="T1">:</text:span></text:p>
      <text:h text:style-name="P25" text:outline-level="3"><text:span text:style-name="T28">Example</text:span></text:h>
      <text:p text:style-name="P11"><text:span text:style-name="Source_20_Text"><text:span text:style-name="T5">Math</text:span></text:span><text:span text:style-name="Source_20_Text"><text:span text:style-name="T6">.</text:span></text:span><text:span text:style-name="Source_20_Text"><text:span text:style-name="T8">Max</text:span></text:span><text:span text:style-name="Source_20_Text"><text:span text:style-name="T6">(</text:span></text:span><text:span text:style-name="Source_20_Text"><text:span text:style-name="T21">5</text:span></text:span><text:span text:style-name="Source_20_Text"><text:span text:style-name="T6">,</text:span></text:span><text:span text:style-name="Source_20_Text"><text:span text:style-name="T5"> </text:span></text:span><text:span text:style-name="Source_20_Text"><text:span text:style-name="T21">10</text:span></text:span><text:span text:style-name="Source_20_Text"><text:span text:style-name="T6">);</text:span></text:span></text:p>
      <text:h text:style-name="P24" text:outline-level="2"><text:span text:style-name="T13">Math.Min(</text:span><text:span text:style-name="Emphasis"><text:span text:style-name="T13">x,y</text:span></text:span><text:span text:style-name="T13">)</text:span></text:h>
      <text:p text:style-name="P3"><text:span text:style-name="T1">The </text:span><text:span text:style-name="Source_20_Text"><text:span text:style-name="T27">Math.Min(</text:span></text:span><text:span text:style-name="Source_20_Text"><text:span text:style-name="Emphasis"><text:span text:style-name="T27">x</text:span></text:span></text:span><text:span text:style-name="Source_20_Text"><text:span text:style-name="T27">,</text:span></text:span><text:span text:style-name="Source_20_Text"><text:span text:style-name="Emphasis"><text:span text:style-name="T27">y</text:span></text:span></text:span><text:span text:style-name="Source_20_Text"><text:span text:style-name="T27">)</text:span></text:span><text:span text:style-name="T1"> method can be used to find the lowest value of of </text:span><text:span text:style-name="Emphasis"><text:span text:style-name="T1">x</text:span></text:span><text:span text:style-name="T1"> and </text:span><text:span text:style-name="Emphasis"><text:span text:style-name="T1">y</text:span></text:span><text:span text:style-name="T1">:</text:span></text:p>
      <text:h text:style-name="P18" text:outline-level="3">Example</text:h>
      <text:p text:style-name="P11"><text:span text:style-name="Source_20_Text"><text:span text:style-name="T5">Math</text:span></text:span><text:span text:style-name="Source_20_Text"><text:span text:style-name="T6">.</text:span></text:span><text:span text:style-name="Source_20_Text"><text:span text:style-name="T8">Min</text:span></text:span><text:span text:style-name="Source_20_Text"><text:span text:style-name="T6">(</text:span></text:span><text:span text:style-name="Source_20_Text"><text:span text:style-name="T21">5</text:span></text:span><text:span text:style-name="Source_20_Text"><text:span text:style-name="T6">,</text:span></text:span><text:span text:style-name="Source_20_Text"><text:span text:style-name="T5"> </text:span></text:span><text:span text:style-name="Source_20_Text"><text:span text:style-name="T21">10</text:span></text:span><text:span text:style-name="Source_20_Text"><text:span text:style-name="T6">);</text:span></text:span></text:p>
      <text:h text:style-name="P24" text:outline-level="2"><text:span text:style-name="T13">Math.Sqrt(</text:span><text:span text:style-name="Emphasis"><text:span text:style-name="T13">x</text:span></text:span><text:span text:style-name="T13">)</text:span></text:h>
      <text:p text:style-name="P3"><text:span text:style-name="T1">The </text:span><text:span text:style-name="Source_20_Text"><text:span text:style-name="T27">Math.Sqrt(</text:span></text:span><text:span text:style-name="Source_20_Text"><text:span text:style-name="Emphasis"><text:span text:style-name="T27">x</text:span></text:span></text:span><text:span text:style-name="Source_20_Text"><text:span text:style-name="T27">)</text:span></text:span><text:span text:style-name="T1"> method returns the square root of </text:span><text:span text:style-name="Emphasis"><text:span text:style-name="T1">x</text:span></text:span><text:span text:style-name="T1">:</text:span></text:p>
      <text:h text:style-name="P18" text:outline-level="3">Example</text:h>
      <text:p text:style-name="P11"><text:span text:style-name="Source_20_Text"><text:span text:style-name="T5">Math</text:span></text:span><text:span text:style-name="Source_20_Text"><text:span text:style-name="T6">.</text:span></text:span><text:span text:style-name="Source_20_Text"><text:span text:style-name="T8">Sqrt</text:span></text:span><text:span text:style-name="Source_20_Text"><text:span text:style-name="T6">(</text:span></text:span><text:span text:style-name="Source_20_Text"><text:span text:style-name="T21">64</text:span></text:span><text:span text:style-name="Source_20_Text"><text:span text:style-name="T6">);</text:span></text:span></text:p>
      <text:h text:style-name="P24" text:outline-level="2"><text:span text:style-name="T13">Math.Abs(</text:span><text:span text:style-name="Emphasis"><text:span text:style-name="T13">x</text:span></text:span><text:span text:style-name="T13">)</text:span></text:h>
      <text:p text:style-name="P3"><text:span text:style-name="T1">The </text:span><text:span text:style-name="Source_20_Text"><text:span text:style-name="T27">Math.Abs(</text:span></text:span><text:span text:style-name="Source_20_Text"><text:span text:style-name="Emphasis"><text:span text:style-name="T27">x</text:span></text:span></text:span><text:span text:style-name="Source_20_Text"><text:span text:style-name="T27">)</text:span></text:span><text:span text:style-name="T1"> method returns the absolute (positive) value of </text:span><text:span text:style-name="Emphasis"><text:span text:style-name="T1">x</text:span></text:span><text:span text:style-name="T1">:</text:span></text:p>
      <text:h text:style-name="P18" text:outline-level="3">Example</text:h>
      <text:p text:style-name="P11"><text:span text:style-name="Source_20_Text"><text:span text:style-name="T5">Math</text:span></text:span><text:span text:style-name="Source_20_Text"><text:span text:style-name="T6">.</text:span></text:span><text:span text:style-name="Source_20_Text"><text:span text:style-name="T8">Abs</text:span></text:span><text:span text:style-name="Source_20_Text"><text:span text:style-name="T6">(</text:span></text:span><text:span text:style-name="Source_20_Text"><text:span text:style-name="T19">-</text:span></text:span><text:span text:style-name="Source_20_Text"><text:span text:style-name="T21">4.7</text:span></text:span><text:span text:style-name="Source_20_Text"><text:span text:style-name="T6">);</text:span></text:span></text:p>
      <text:h text:style-name="P26" text:outline-level="2"><text:soft-page-break/><text:span text:style-name="T29">Math.Round()</text:span></text:h>
      <text:p text:style-name="P3"><text:span text:style-name="Source_20_Text"><text:span text:style-name="T27">Math.Round()</text:span></text:span><text:span text:style-name="T1"> rounds a number to the nearest whole number:</text:span></text:p>
      <text:h text:style-name="P18" text:outline-level="3">Example</text:h>
      <text:p text:style-name="P11"><text:span text:style-name="Source_20_Text"><text:span text:style-name="T5">Math</text:span></text:span><text:span text:style-name="Source_20_Text"><text:span text:style-name="T6">.</text:span></text:span><text:span text:style-name="Source_20_Text"><text:span text:style-name="T8">Round</text:span></text:span><text:span text:style-name="Source_20_Text"><text:span text:style-name="T6">(</text:span></text:span><text:span text:style-name="Source_20_Text"><text:span text:style-name="T21">9.99</text:span></text:span><text:span text:style-name="Source_20_Text"><text:span text:style-name="T6">);</text:span></text:span></text:p>
      <text:h text:style-name="P27" text:outline-level="1"><text:span text:style-name="T24"/></text:h>
      <text:p text:style-name="Horizontal_20_Line"/>
      <text:h text:style-name="P6" text:outline-level="2">C# Strings</text:h>
      <text:p text:style-name="P2">Strings are used for storing text.</text:p>
      <text:p text:style-name="P3"><text:span text:style-name="T1">A </text:span><text:span text:style-name="Source_20_Text"><text:span text:style-name="T27">string</text:span></text:span><text:span text:style-name="T1"> variable contains a collection of characters surrounded by double quotes:</text:span></text:p>
      <text:h text:style-name="P25" text:outline-level="3"><text:span text:style-name="T30">Example</text:span></text:h>
      <text:p text:style-name="P3"><text:span text:style-name="T1">Create a variable of type </text:span><text:span text:style-name="Source_20_Text"><text:span text:style-name="T27">string</text:span></text:span><text:span text:style-name="T1"> and assign it a value:</text:span></text:p>
      <text:p text:style-name="P28"><text:span text:style-name="Source_20_Text"><text:span text:style-name="T31">string</text:span></text:span><text:span text:style-name="Source_20_Text"><text:span text:style-name="T32"> greeting </text:span></text:span><text:span text:style-name="Source_20_Text"><text:span text:style-name="T33">=</text:span></text:span><text:span text:style-name="Source_20_Text"><text:span text:style-name="T32"> </text:span></text:span><text:span text:style-name="Source_20_Text"><text:span text:style-name="T34">"Hello"</text:span></text:span><text:span text:style-name="Source_20_Text"><text:span text:style-name="T35">;</text:span></text:span></text:p>
      <text:p text:style-name="P3"><text:span text:style-name="T1"/></text:p>
      <text:p text:style-name="P29"><text:span text:style-name="T36">A string variable can contain many words, if you want:</text:span></text:p>
      <text:h text:style-name="P18" text:outline-level="3">Example</text:h>
      <text:p text:style-name="P11"><text:span text:style-name="Source_20_Text"><text:span text:style-name="T4">string</text:span></text:span><text:span text:style-name="Source_20_Text"><text:span text:style-name="T5"> greeting2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Nice to meet you!"</text:span></text:span><text:span text:style-name="Source_20_Text"><text:span text:style-name="T6">;</text:span></text:span></text:p>
      <text:h text:style-name="P26" text:outline-level="2"><text:span text:style-name="T29">String Length</text:span></text:h>
      <text:p text:style-name="P3"><text:span text:style-name="T1">A string in C# is actually an object, which contain properties and methods that can perform certain operations on strings. For example, the length of a string can be found with the </text:span><text:span text:style-name="Source_20_Text"><text:span text:style-name="T27">Length</text:span></text:span><text:span text:style-name="T1"> property:</text:span></text:p>
      <text:h text:style-name="P18" text:outline-level="3">Example</text:h>
      <text:p text:style-name="P11"><text:span text:style-name="Source_20_Text"><text:span text:style-name="T4">string</text:span></text:span><text:span text:style-name="Source_20_Text"><text:span text:style-name="T5"> txt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ABCDEFGHIJKLMNOPQRSTUVWXYZ"</text:span></text:span><text:span text:style-name="Source_20_Text"><text:span text:style-name="T6">;</text:span></text:span></text:p>
      <text:p text:style-name="P11"><text:soft-page-break/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"The length of the txt string is: "</text:span></text:span><text:span text:style-name="Source_20_Text"><text:span text:style-name="T5"> </text:span></text:span><text:span text:style-name="Source_20_Text"><text:span text:style-name="T19">+</text:span></text:span><text:span text:style-name="Source_20_Text"><text:span text:style-name="T5"> txt</text:span></text:span><text:span text:style-name="Source_20_Text"><text:span text:style-name="T6">.</text:span></text:span><text:span text:style-name="Source_20_Text"><text:span text:style-name="T5">Length</text:span></text:span><text:span text:style-name="Source_20_Text"><text:span text:style-name="T6">);</text:span></text:span></text:p>
      <text:h text:style-name="P26" text:outline-level="2"><text:span text:style-name="T29">Other Methods</text:span></text:h>
      <text:p text:style-name="P3"><text:span text:style-name="T1">There are many string methods available, for example </text:span><text:span text:style-name="Source_20_Text"><text:span text:style-name="T27">ToUpper()</text:span></text:span><text:span text:style-name="T1"> and </text:span><text:span text:style-name="Source_20_Text"><text:span text:style-name="T27">ToLower()</text:span></text:span><text:span text:style-name="T1">, which returns a copy of the string converted to uppercase or lowercase:</text:span></text:p>
      <text:h text:style-name="P18" text:outline-level="3">Example</text:h>
      <text:p text:style-name="P11"><text:span text:style-name="Source_20_Text"><text:span text:style-name="T4">string</text:span></text:span><text:span text:style-name="Source_20_Text"><text:span text:style-name="T5"> txt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Hello World"</text:span></text:span><text:span text:style-name="Source_20_Text"><text:span text:style-name="T6">;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txt</text:span></text:span><text:span text:style-name="Source_20_Text"><text:span text:style-name="T6">.</text:span></text:span><text:span text:style-name="Source_20_Text"><text:span text:style-name="T8">ToUpper</text:span></text:span><text:span text:style-name="Source_20_Text"><text:span text:style-name="T6">());</text:span></text:span><text:span text:style-name="Source_20_Text"><text:span text:style-name="T5"> <text:s text:c="2"/></text:span></text:span><text:span text:style-name="Source_20_Text"><text:span text:style-name="T25">// Outputs "HELLO WORLD"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txt</text:span></text:span><text:span text:style-name="Source_20_Text"><text:span text:style-name="T6">.</text:span></text:span><text:span text:style-name="Source_20_Text"><text:span text:style-name="T8">ToLower</text:span></text:span><text:span text:style-name="Source_20_Text"><text:span text:style-name="T6">());</text:span></text:span><text:span text:style-name="Source_20_Text"><text:span text:style-name="T5"> <text:s text:c="2"/></text:span></text:span><text:span text:style-name="Source_20_Text"><text:span text:style-name="T25">// Outputs "hello world"</text:span></text:span></text:p>
      <text:p text:style-name="P23"><text:line-break/><text:span text:style-name="T13">String Interpolation</text:span></text:p>
      <text:p text:style-name="P3"><text:span text:style-name="T1">Another option of </text:span><text:a xlink:type="simple" xlink:href="https://www.w3schools.com/cs/cs_strings_concat.php" text:style-name="Internet_20_link" text:visited-style-name="Visited_20_Internet_20_Link"><text:span text:style-name="T2">string concatenation</text:span></text:a><text:span text:style-name="T1">, is </text:span><text:span text:style-name="Strong_20_Emphasis"><text:span text:style-name="T3">string interpolation</text:span></text:span><text:span text:style-name="T1">, which substitutes values of variables into placeholders in a string. Note that you do not have to worry about spaces, like with concatenation:</text:span></text:p>
      <text:h text:style-name="P25" text:outline-level="3"><text:span text:style-name="T28">Example</text:span></text:h>
      <text:p text:style-name="P11"><text:span text:style-name="Source_20_Text"><text:span text:style-name="T4">string</text:span></text:span><text:span text:style-name="Source_20_Text"><text:span text:style-name="T5"> firstName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John"</text:span></text:span><text:span text:style-name="Source_20_Text"><text:span text:style-name="T6">;</text:span></text:span></text:p>
      <text:p text:style-name="P11"><text:span text:style-name="Source_20_Text"><text:span text:style-name="T4">string</text:span></text:span><text:span text:style-name="Source_20_Text"><text:span text:style-name="T5"> lastName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Doe"</text:span></text:span><text:span text:style-name="Source_20_Text"><text:span text:style-name="T6">;</text:span></text:span></text:p>
      <text:p text:style-name="P11"><text:span text:style-name="Source_20_Text"><text:span text:style-name="T4">string</text:span></text:span><text:span text:style-name="Source_20_Text"><text:span text:style-name="T5"> name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$"My full name is: </text:span></text:span><text:span text:style-name="Source_20_Text"><text:span text:style-name="T6">{</text:span></text:span><text:span text:style-name="Source_20_Text"><text:span text:style-name="T5">firstName</text:span></text:span><text:span text:style-name="Source_20_Text"><text:span text:style-name="T6">}</text:span></text:span><text:span text:style-name="Source_20_Text"><text:span text:style-name="T9"> </text:span></text:span><text:span text:style-name="Source_20_Text"><text:span text:style-name="T6">{</text:span></text:span><text:span text:style-name="Source_20_Text"><text:span text:style-name="T5">lastName</text:span></text:span><text:span text:style-name="Source_20_Text"><text:span text:style-name="T6">}</text:span></text:span><text:span text:style-name="Source_20_Text"><text:span text:style-name="T9">"</text:span></text:span><text:span text:style-name="Source_20_Text"><text:span text:style-name="T6">;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name</text:span></text:span><text:span text:style-name="Source_20_Text"><text:span text:style-name="T6">);</text:span></text:span></text:p>
      <text:p text:style-name="P19"><text:span text:style-name="T20"/></text:p>
      <text:p text:style-name="P13"><text:soft-page-break/><text:span text:style-name="T12">Also note that you have to use the dollar sign (</text:span><text:span text:style-name="Source_20_Text"><text:span text:style-name="T27">$</text:span></text:span><text:span text:style-name="T12">) when using the string interpolation method.</text:span></text:p>
      <text:p text:style-name="P30">String interpolation was introduced in C# version 6.</text:p>
      <text:h text:style-name="P26" text:outline-level="2">Access Strings</text:h>
      <text:p text:style-name="P3"><text:span text:style-name="T1">You can access the characters in a string by referring to its index number inside square brackets </text:span><text:span text:style-name="Source_20_Text"><text:span text:style-name="T27">[]</text:span></text:span><text:span text:style-name="T1">.</text:span></text:p>
      <text:p text:style-name="P3"><text:span text:style-name="T1">This example prints the </text:span><text:span text:style-name="Strong_20_Emphasis"><text:span text:style-name="T3">first character</text:span></text:span><text:span text:style-name="T1"> in </text:span><text:span text:style-name="Strong_20_Emphasis"><text:span text:style-name="T3">myString</text:span></text:span><text:span text:style-name="T1">:</text:span></text:p>
      <text:h text:style-name="P25" text:outline-level="3"><text:span text:style-name="T28">Example</text:span></text:h>
      <text:p text:style-name="P11"><text:span text:style-name="Source_20_Text"><text:span text:style-name="T4">string</text:span></text:span><text:span text:style-name="Source_20_Text"><text:span text:style-name="T5"> myString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Hello"</text:span></text:span><text:span text:style-name="Source_20_Text"><text:span text:style-name="T6">;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myString</text:span></text:span><text:span text:style-name="Source_20_Text"><text:span text:style-name="T6">[</text:span></text:span><text:span text:style-name="Source_20_Text"><text:span text:style-name="T21">0</text:span></text:span><text:span text:style-name="Source_20_Text"><text:span text:style-name="T6">]);</text:span></text:span><text:span text:style-name="Source_20_Text"><text:span text:style-name="T5"> <text:s/></text:span></text:span><text:span text:style-name="Source_20_Text"><text:span text:style-name="T25">// Outputs "H"</text:span></text:span></text:p>
      <text:p text:style-name="P19"><text:span text:style-name="T20"/></text:p>
      <text:p text:style-name="P13"><text:span text:style-name="Strong_20_Emphasis"><text:span text:style-name="T37">Note:</text:span></text:span><text:span text:style-name="T12"> String indexes start with 0: [0] is the first character. [1] is the second character, etc.</text:span></text:p>
      <text:p text:style-name="P3"><text:span text:style-name="T1">This example prints the </text:span><text:span text:style-name="Strong_20_Emphasis"><text:span text:style-name="T3">second character</text:span></text:span><text:span text:style-name="T1"> (1) in </text:span><text:span text:style-name="Strong_20_Emphasis"><text:span text:style-name="T3">myString</text:span></text:span><text:span text:style-name="T1">:</text:span></text:p>
      <text:h text:style-name="P18" text:outline-level="3">Example</text:h>
      <text:p text:style-name="P11"><text:span text:style-name="Source_20_Text"><text:span text:style-name="T4">string</text:span></text:span><text:span text:style-name="Source_20_Text"><text:span text:style-name="T5"> myString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Hello"</text:span></text:span><text:span text:style-name="Source_20_Text"><text:span text:style-name="T6">;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myString</text:span></text:span><text:span text:style-name="Source_20_Text"><text:span text:style-name="T6">[</text:span></text:span><text:span text:style-name="Source_20_Text"><text:span text:style-name="T21">1</text:span></text:span><text:span text:style-name="Source_20_Text"><text:span text:style-name="T6">]);</text:span></text:span><text:span text:style-name="Source_20_Text"><text:span text:style-name="T5"> <text:s/></text:span></text:span><text:span text:style-name="Source_20_Text"><text:span text:style-name="T25">// Outputs "e"</text:span></text:span></text:p>
      <text:p text:style-name="P19"><text:span text:style-name="T20"/></text:p>
      <text:p text:style-name="P3"><text:soft-page-break/><text:span text:style-name="T1">You can also find the index position of a specific character in a string, by using the </text:span><text:span text:style-name="Source_20_Text"><text:span text:style-name="T27">IndexOf()</text:span></text:span><text:span text:style-name="T1"> method:</text:span></text:p>
      <text:h text:style-name="P18" text:outline-level="3">Example</text:h>
      <text:p text:style-name="P11"><text:span text:style-name="Source_20_Text"><text:span text:style-name="T4">string</text:span></text:span><text:span text:style-name="Source_20_Text"><text:span text:style-name="T5"> myString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Hello"</text:span></text:span><text:span text:style-name="Source_20_Text"><text:span text:style-name="T6">;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myString</text:span></text:span><text:span text:style-name="Source_20_Text"><text:span text:style-name="T6">.</text:span></text:span><text:span text:style-name="Source_20_Text"><text:span text:style-name="T8">IndexOf</text:span></text:span><text:span text:style-name="Source_20_Text"><text:span text:style-name="T6">(</text:span></text:span><text:span text:style-name="Source_20_Text"><text:span text:style-name="T9">"e"</text:span></text:span><text:span text:style-name="Source_20_Text"><text:span text:style-name="T6">));</text:span></text:span><text:span text:style-name="Source_20_Text"><text:span text:style-name="T5"> <text:s/></text:span></text:span><text:span text:style-name="Source_20_Text"><text:span text:style-name="T25">// Outputs "1"</text:span></text:span></text:p>
      <text:p text:style-name="P19"><text:span text:style-name="T20"/></text:p>
      <text:p text:style-name="P3"><text:span text:style-name="T1">Another useful method is </text:span><text:span text:style-name="Source_20_Text"><text:span text:style-name="T27">Substring()</text:span></text:span><text:span text:style-name="T1">, which extracts the characters from a string, starting from the specified character position/index, and returns a new string. This method is often used together with </text:span><text:span text:style-name="Source_20_Text"><text:span text:style-name="T27">IndexOf()</text:span></text:span><text:span text:style-name="T1"> to get the specific character position:</text:span></text:p>
      <text:h text:style-name="P18" text:outline-level="3">Example</text:h>
      <text:p text:style-name="P11"><text:span text:style-name="Source_20_Text"><text:span text:style-name="T25">// Full name</text:span></text:span></text:p>
      <text:p text:style-name="P11"><text:span text:style-name="Source_20_Text"><text:span text:style-name="T4">string</text:span></text:span><text:span text:style-name="Source_20_Text"><text:span text:style-name="T5"> name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John Doe"</text:span></text:span><text:span text:style-name="Source_20_Text"><text:span text:style-name="T6">;</text:span></text:span></text:p>
      <text:p text:style-name="P11"/>
      <text:p text:style-name="P11"><text:span text:style-name="Source_20_Text"><text:span text:style-name="T25">// Location of the letter D</text:span></text:span></text:p>
      <text:p text:style-name="P11"><text:span text:style-name="Source_20_Text"><text:span text:style-name="T4">int</text:span></text:span><text:span text:style-name="Source_20_Text"><text:span text:style-name="T5"> charPos </text:span></text:span><text:span text:style-name="Source_20_Text"><text:span text:style-name="T19">=</text:span></text:span><text:span text:style-name="Source_20_Text"><text:span text:style-name="T5"> name</text:span></text:span><text:span text:style-name="Source_20_Text"><text:span text:style-name="T6">.</text:span></text:span><text:span text:style-name="Source_20_Text"><text:span text:style-name="T8">IndexOf</text:span></text:span><text:span text:style-name="Source_20_Text"><text:span text:style-name="T6">(</text:span></text:span><text:span text:style-name="Source_20_Text"><text:span text:style-name="T9">"D"</text:span></text:span><text:span text:style-name="Source_20_Text"><text:span text:style-name="T6">);</text:span></text:span></text:p>
      <text:p text:style-name="P11"/>
      <text:p text:style-name="P11"><text:span text:style-name="Source_20_Text"><text:span text:style-name="T25">// Get last name</text:span></text:span></text:p>
      <text:p text:style-name="P11"><text:soft-page-break/><text:span text:style-name="Source_20_Text"><text:span text:style-name="T4">string</text:span></text:span><text:span text:style-name="Source_20_Text"><text:span text:style-name="T5"> lastName </text:span></text:span><text:span text:style-name="Source_20_Text"><text:span text:style-name="T19">=</text:span></text:span><text:span text:style-name="Source_20_Text"><text:span text:style-name="T5"> name</text:span></text:span><text:span text:style-name="Source_20_Text"><text:span text:style-name="T6">.</text:span></text:span><text:span text:style-name="Source_20_Text"><text:span text:style-name="T8">Substring</text:span></text:span><text:span text:style-name="Source_20_Text"><text:span text:style-name="T6">(</text:span></text:span><text:span text:style-name="Source_20_Text"><text:span text:style-name="T5">charPos</text:span></text:span><text:span text:style-name="Source_20_Text"><text:span text:style-name="T6">);</text:span></text:span></text:p>
      <text:p text:style-name="P11"/>
      <text:p text:style-name="P11"><text:span text:style-name="Source_20_Text"><text:span text:style-name="T25">// Print the result</text:span></text:span></text:p>
      <text:p text:style-name="P11"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5">lastName</text:span></text:span><text:span text:style-name="Source_20_Text"><text:span text:style-name="T6">);</text:span></text:span></text:p>
      <text:h text:style-name="P26" text:outline-level="2">Strings - Special Characters</text:h>
      <text:p text:style-name="P2">Because strings must be written within quotes, C# will misunderstand this string, and generate an error:</text:p>
      <text:p text:style-name="P11"><text:span text:style-name="Source_20_Text"><text:span text:style-name="T4">string</text:span></text:span><text:span text:style-name="Source_20_Text"><text:span text:style-name="T5"> txt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We are the so-called "</text:span></text:span><text:span text:style-name="Source_20_Text"><text:span text:style-name="T5">Vikings</text:span></text:span><text:span text:style-name="Source_20_Text"><text:span text:style-name="T9">" from the north."</text:span></text:span><text:span text:style-name="Source_20_Text"><text:span text:style-name="T6">;</text:span></text:span></text:p>
      <text:p text:style-name="P3"><text:span text:style-name="T1">The solution to avoid this problem, is to use the </text:span><text:span text:style-name="Strong_20_Emphasis"><text:span text:style-name="T3">backslash escape character</text:span></text:span><text:span text:style-name="T1">.</text:span></text:p>
      <text:p text:style-name="P3"><text:span text:style-name="T1">The backslash (</text:span><text:span text:style-name="Source_20_Text"><text:span text:style-name="T27">\</text:span></text:span><text:span text:style-name="T1">) escape character turns special characters into string character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Escape character</text:p>
          </table:table-cell>
          <table:table-cell table:style-name="Table1.A1" office:value-type="string">
            <text:p text:style-name="P31">Result</text:p>
          </table:table-cell>
          <table:table-cell table:style-name="Table1.A1" office:value-type="string">
            <text:p text:style-name="P31">Description</text:p>
          </table:table-cell>
        </table:table-row>
        <table:table-row table:style-name="Table1.2">
          <table:table-cell table:style-name="Table1.A1" office:value-type="string">
            <text:p text:style-name="P32">\'</text:p>
          </table:table-cell>
          <table:table-cell table:style-name="Table1.A1" office:value-type="string">
            <text:p text:style-name="P32">'</text:p>
          </table:table-cell>
          <table:table-cell table:style-name="Table1.A1" office:value-type="string">
            <text:p text:style-name="P32">Single quote</text:p>
          </table:table-cell>
        </table:table-row>
        <table:table-row table:style-name="Table1.1">
          <table:table-cell table:style-name="Table1.A1" office:value-type="string">
            <text:p text:style-name="P32">\"</text:p>
          </table:table-cell>
          <table:table-cell table:style-name="Table1.A1" office:value-type="string">
            <text:p text:style-name="P32">"</text:p>
          </table:table-cell>
          <table:table-cell table:style-name="Table1.A1" office:value-type="string">
            <text:p text:style-name="P32">Double quote</text:p>
          </table:table-cell>
        </table:table-row>
        <table:table-row table:style-name="Table1.2">
          <table:table-cell table:style-name="Table1.A1" office:value-type="string">
            <text:p text:style-name="P32">\\</text:p>
          </table:table-cell>
          <table:table-cell table:style-name="Table1.A1" office:value-type="string">
            <text:p text:style-name="P32">\</text:p>
          </table:table-cell>
          <table:table-cell table:style-name="Table1.A1" office:value-type="string">
            <text:p text:style-name="P33">Backslash</text:p>
          </table:table-cell>
        </table:table-row>
      </table:table>
      <text:p text:style-name="P3"><text:span text:style-name="T1">The sequence </text:span><text:span text:style-name="Source_20_Text"><text:span text:style-name="T27">\"</text:span></text:span><text:span text:style-name="T1">  inserts a double quote in a string:</text:span></text:p>
      <text:h text:style-name="P25" text:outline-level="3"><text:span text:style-name="T30">Example</text:span></text:h>
      <text:p text:style-name="P28"><text:span text:style-name="Source_20_Text"><text:span text:style-name="T31">string</text:span></text:span><text:span text:style-name="Source_20_Text"><text:span text:style-name="T32"> txt </text:span></text:span><text:span text:style-name="Source_20_Text"><text:span text:style-name="T33">=</text:span></text:span><text:span text:style-name="Source_20_Text"><text:span text:style-name="T32"> </text:span></text:span><text:span text:style-name="Source_20_Text"><text:span text:style-name="T34">"We are the so-called \"Vikings\" from the north."</text:span></text:span><text:span text:style-name="Source_20_Text"><text:span text:style-name="T35">;</text:span></text:span></text:p>
      <text:p text:style-name="P3"><text:span text:style-name="T1">The sequence </text:span><text:span text:style-name="Source_20_Text"><text:span text:style-name="T27">\'</text:span></text:span><text:span text:style-name="T1">  inserts a single quote in a string:</text:span></text:p>
      <text:h text:style-name="P18" text:outline-level="3">Example</text:h>
      <text:p text:style-name="P11"><text:span text:style-name="Source_20_Text"><text:span text:style-name="T4">string</text:span></text:span><text:span text:style-name="Source_20_Text"><text:span text:style-name="T5"> txt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It\'s alright."</text:span></text:span><text:span text:style-name="Source_20_Text"><text:span text:style-name="T6">;</text:span></text:span></text:p>
      <text:p text:style-name="P3"><text:span text:style-name="T1">The sequence </text:span><text:span text:style-name="Source_20_Text"><text:span text:style-name="T27">\\</text:span></text:span><text:span text:style-name="T1">  inserts a single backslash in a string:</text:span></text:p>
      <text:h text:style-name="P18" text:outline-level="3"><text:soft-page-break/>Example</text:h>
      <text:p text:style-name="P11"><text:span text:style-name="Source_20_Text"><text:span text:style-name="T4">string</text:span></text:span><text:span text:style-name="Source_20_Text"><text:span text:style-name="T5"> txt </text:span></text:span><text:span text:style-name="Source_20_Text"><text:span text:style-name="T19">=</text:span></text:span><text:span text:style-name="Source_20_Text"><text:span text:style-name="T5"> </text:span></text:span><text:span text:style-name="Source_20_Text"><text:span text:style-name="T9">"The character \\ is called backslash."</text:span></text:span><text:span text:style-name="Source_20_Text"><text:span text:style-name="T6">;</text:span></text:span></text:p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'courier new', monospace"/>
    <style:font-face style:name="Consolas1" svg:font-family="Consolas, 'Source Code Pro', Menlo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Source Sans Pro" svg:font-family="'Source Sans Pro', sans-serif"/>
    <style:font-face style:name="Tahoma" svg:font-family="Tahoma" style:font-family-generic="swiss"/>
    <style:font-face style:name="Tahoma1" svg:font-family="Tahoma" style:font-family-generic="system" style:font-pitch="variable"/>
    <style:font-face style:name="Verdana" svg:font-family="Verdana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0:47:55.010141633</meta:creation-date>
    <dc:date>2025-05-31T17:17:49.749882516</dc:date>
    <meta:editing-duration>PT3H2M20S</meta:editing-duration>
    <meta:editing-cycles>8</meta:editing-cycles>
    <meta:generator>LibreOffice/24.8.7.2$Linux_X86_64 LibreOffice_project/480$Build-2</meta:generator>
    <meta:document-statistic meta:table-count="1" meta:image-count="0" meta:object-count="0" meta:page-count="13" meta:paragraph-count="195" meta:word-count="1577" meta:character-count="9351" meta:non-whitespace-character-count="7949"/>
  </office:meta>
</office:document-meta>
</file>